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Diagramm1">
      <style:table-properties table:display="true" style:writing-mode="lr-tb"/>
    </style:style>
    <style:style style:name="ta2" style:family="table" style:master-page-name="PageStyle_5f_Diagramm2">
      <style:table-properties table:display="true" style:writing-mode="lr-tb"/>
    </style:style>
    <style:style style:name="ta3" style:family="table" style:master-page-name="PageStyle_5f_Diagramm3">
      <style:table-properties table:display="true" style:writing-mode="lr-tb"/>
    </style:style>
    <style:style style:name="ta4" style:family="table" style:master-page-name="PageStyle_5f_Daten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agramm1" table:style-name="ta1">
        <office:forms form:automatic-focus="false" form:apply-design-mode="false"/>
        <table:shapes>
          <draw:frame draw:z-index="0" draw:name=" 0" draw:style-name="gr1" draw:text-style-name="P1" svg:width="22.891cm" svg:height="14.422cm" svg:x="1.001cm" svg:y="0.499cm">
            <draw:object draw:notify-on-update-of-ranges="Daten.B3:Daten.B3 Daten.C3:Daten.D3 Daten.B4:Daten.B4 Daten.C4:Daten.D4 Daten.B5:Daten.B5 Daten.C5:Daten.D5 Daten.B2:Daten.B2 Daten.C2:Daten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iagramm2" table:style-name="ta2">
        <table:shapes>
          <draw:frame draw:z-index="0" draw:name=" 0" draw:style-name="gr1" draw:text-style-name="P1" svg:width="22.891cm" svg:height="14.422cm" svg:x="1.001cm" svg:y="0.499cm">
            <draw:object draw:notify-on-update-of-ranges="Daten.A12:Daten.B17 Daten.C11:Daten.C11 Daten.C12:Daten.C17 Daten.D11:Daten.D11 Daten.D12:Daten.D17 Daten.E11:Daten.E11 Daten.E12:Daten.E17 Daten.F11:Daten.F11 Daten.F12:Daten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iagramm3" table:style-name="ta3">
        <table:shapes>
          <draw:frame draw:z-index="0" draw:name=" 0" draw:style-name="gr1" draw:text-style-name="P1" svg:width="22.891cm" svg:height="14.422cm" svg:x="1.001cm" svg:y="0.499cm">
            <draw:object draw:notify-on-update-of-ranges="Daten.A22:Daten.B29 Daten.C21:Daten.C21 Daten.C22:Daten.C29 Daten.D21:Daten.D21 Daten.D22:Daten.D29 Daten.E21:Daten.E21 Daten.E22:Daten.E29 Daten.F21:Daten.F21 Daten.F22:Daten.F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en" table:style-name="ta4">
        <table:table-column table:style-name="co2" table:number-columns-repeated="257" table:default-cell-style-name="ce1"/>
        <table:table-column table:style-name="co2" table:number-columns-repeated="16127"/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yyyyy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xxxxxxx 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xxxxxxx 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xxxxxxx 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yyyyy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xxxxxxx 1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xxxxxxx 2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/>
          <table:table-cell office:value-type="string" calcext:value-type="string">
            <text:p>xxxxxxx 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2"/>
          <table:table-cell office:value-type="string" calcext:value-type="string">
            <text:p>xxxxxxx 1</text:p>
          </table:table-cell>
          <table:table-cell office:value-type="string" calcext:value-type="string">
            <text:p>xxxxxxx 2</text:p>
          </table:table-cell>
          <table:table-cell office:value-type="string" calcext:value-type="string">
            <text:p>xxxxxxx 3</text:p>
          </table:table-cell>
          <table:table-cell office:value-type="string" calcext:value-type="string">
            <text:p>yyyyy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yyyyy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2">
          <table:table-cell/>
          <table:table-cell office:value-type="string" calcext:value-type="string">
            <text:p>xxxxxx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yyyyy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2">
          <table:table-cell/>
          <table:table-cell office:value-type="string" calcext:value-type="string">
            <text:p>xxxxxx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yyyyy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2">
          <table:table-cell/>
          <table:table-cell office:value-type="string" calcext:value-type="string">
            <text:p>xxxxxx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table:number-columns-repeated="2"/>
          <table:table-cell office:value-type="string" calcext:value-type="string">
            <text:p>xxxxxxx 1</text:p>
          </table:table-cell>
          <table:table-cell office:value-type="string" calcext:value-type="string">
            <text:p>xxxxxxx 2</text:p>
          </table:table-cell>
          <table:table-cell office:value-type="string" calcext:value-type="string">
            <text:p>xxxxxxx 3</text:p>
          </table:table-cell>
          <table:table-cell office:value-type="string" calcext:value-type="string">
            <text:p>yyyyyy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yyyyy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2">
          <table:table-cell/>
          <table:table-cell office:value-type="string" calcext:value-type="string">
            <text:p>xxxxxx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yyyyy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2">
          <table:table-cell/>
          <table:table-cell office:value-type="string" calcext:value-type="string">
            <text:p>xxxxxx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yyyyy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51"/>
        </table:table-row>
        <table:table-row table:style-name="ro2">
          <table:table-cell/>
          <table:table-cell office:value-type="string" calcext:value-type="string">
            <text:p>xxxxxx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/>
        </table:table-row>
        <table:table-row table:style-name="ro2" table:number-rows-repeated="1048546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0P2" style:volatile="true">
      <number:text> </number:text>
      <number:fill-character> </number:fill-character>
      <number:text>-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Ja</number:text>
    </number:number-style>
    <number:number-style style:name="N165P1" style:volatile="true">
      <number:text>Ja</number:text>
    </number:number-style>
    <number:number-style style:name="N165">
      <number:text>Nein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Ein</number:text>
    </number:number-style>
    <number:number-style style:name="N167P1" style:volatile="true">
      <number:text>Ein</number:text>
    </number:number-style>
    <number:number-style style:name="N167">
      <number:text>Aus</number:text>
      <style:map style:condition="value()&gt;0" style:apply-style-name="N167P0"/>
      <style:map style:condition="value()&lt;0" style:apply-style-name="N167P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Diagramm1" style:display-name="PageStyle_Diagramm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m2" style:display-name="PageStyle_Diagramm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m3" style:display-name="PageStyle_Diagramm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en" style:display-name="PageStyle_Dat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/>
    <meta:creation-date>2022-06-21T16:34:50.323000000</meta:creation-date>
    <dc:date>2022-06-22T09:12:40.340000000</dc:date>
    <meta:editing-duration>PT23S</meta:editing-duration>
    <meta:editing-cycles>1</meta:editing-cycles>
    <meta:document-statistic meta:table-count="4" meta:cell-count="70" meta:object-count="3"/>
    <meta:generator>LibreOfficeDev/7.5.0.0.alpha0$Windows_X86_64 LibreOffice_project/12db6d3a7d49ef8dc71259c75a79ba163adf0b06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3" style:family="chart">
      <style:chart-properties chart:stacked="true" chart:include-hidden-cells="false" chart:treat-empty-cells="leave-gap" chart:series-source="rows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loext:major-origin="0" chart:axis-position="0" chart:tick-mark-position="at-axis"/>
      <style:graphic-properties draw:stroke="none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interval-minor-divisor="5" chart:gap-width="150" chart:overlap="10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display-label="true" chart:tick-marks-major-inner="true" chart:tick-marks-major-outer="true" chart:logarithmic="false" chart:interval-minor-divisor="5" chart:gap-width="150" chart:overlap="100" chart:reverse-direction="false" text:line-break="false" loext:try-staggering-first="false" chart:link-data-style-to-source="true" chart:axis-position="end" chart:tick-mark-position="at-axis"/>
      <style:text-properties fo:color="#000000" fo:font-family="Arial" fo:font-size="10pt" style:font-size-asian="10pt" style:font-family-complex="Arial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993366"/>
      <style:text-properties fo:color="#000000" fo:font-family="Arial" fo:font-size="10pt" style:font-size-asian="10pt" style:font-family-complex="Arial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ffffcc"/>
      <style:text-properties fo:color="#000000" fo:font-family="Arial" fo:font-size="10pt" style:font-size-asian="10pt" style:font-family-complex="Arial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ccffff"/>
      <style:text-properties fo:color="#000000" fo:font-family="Arial" fo:font-size="10pt" style:font-size-asian="10pt" style:font-family-complex="Arial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10pt" style:font-size-asian="10pt" style:font-family-complex="Arial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width="0.035cm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892cm" svg:height="14.423cm" xlink:href=".." xlink:type="simple" chart:class="chart:bar" chart:row-mapping="1 2 3 0" chart:style-name="ch1">
        <chart:legend chart:legend-position="end" svg:x="9.161cm" svg:y="1.314cm" style:legend-expansion="custom" svg:width="3.069cm" svg:height="3.739cm" style:legend-expansion-aspect-ratio="0.820807702594277" chart:style-name="ch2"/>
        <chart:plot-area chart:style-name="ch3" table:cell-range-address="Daten.B2:Daten.D5" chart:data-source-has-labels="column" svg:x="1.139cm" svg:y="0.373cm" svg:width="20.808cm" svg:height="13.81cm">
          <chart:coordinate-region svg:x="1.866cm" svg:y="0.573cm" svg:width="19.353cm" svg:height="12.96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title svg:x="0.133cm" svg:y="6.209cm" chart:style-name="ch7">
              <text:p>FFFFF</text:p>
            </chart:title>
            <chart:grid chart:class="major"/>
          </chart:axis>
          <chart:axis chart:dimension="y" chart:name="secondary-y" chart:style-name="ch8">
            <chart:title svg:x="22.218cm" svg:y="6.022cm" chart:style-name="ch7">
              <text:p>GGGGGGGGG</text:p>
            </chart:title>
          </chart:axis>
          <chart:series chart:attached-axis="primary-y" chart:style-name="ch9" chart:values-cell-range-address="Daten.C3:Daten.D3" chart:label-cell-address="Daten.B3:Daten.B3" chart:class="chart:bar">
            <chart:data-point chart:repeated="2"/>
          </chart:series>
          <chart:series chart:attached-axis="primary-y" chart:style-name="ch10" chart:values-cell-range-address="Daten.C4:Daten.D4" chart:label-cell-address="Daten.B4:Daten.B4" chart:class="chart:bar">
            <chart:data-point chart:repeated="2"/>
          </chart:series>
          <chart:series chart:attached-axis="primary-y" chart:style-name="ch11" chart:values-cell-range-address="Daten.C5:Daten.D5" chart:label-cell-address="Daten.B5:Daten.B5" chart:class="chart:bar">
            <chart:data-point chart:repeated="2"/>
          </chart:series>
          <chart:series chart:attached-axis="secondary-y" chart:style-name="ch12" chart:values-cell-range-address="Daten.C2:Daten.D2" chart:label-cell-address="Daten.B2:Daten.B2" chart:class="chart:bar"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xxxxxxx 1</text:p>
                <draw:g>
                  <svg:desc>Daten.B3:Daten.B3</svg:desc>
                </draw:g>
              </table:table-cell>
              <table:table-cell office:value-type="float" office:value="1">
                <text:p>1</text:p>
                <draw:g>
                  <svg:desc>Daten.C3:Daten.D3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xxxxxx 2</text:p>
                <draw:g>
                  <svg:desc>Daten.B4:Daten.B4</svg:desc>
                </draw:g>
              </table:table-cell>
              <table:table-cell office:value-type="float" office:value="1">
                <text:p>1</text:p>
                <draw:g>
                  <svg:desc>Daten.C4:Daten.D4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xxxxxx 3</text:p>
                <draw:g>
                  <svg:desc>Daten.B5:Daten.B5</svg:desc>
                </draw:g>
              </table:table-cell>
              <table:table-cell office:value-type="float" office:value="1">
                <text:p>1</text:p>
                <draw:g>
                  <svg:desc>Daten.C5:Daten.D5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yyyyy</text:p>
                <draw:g>
                  <svg:desc>Daten.B2:Daten.B2</svg:desc>
                </draw:g>
              </table:table-cell>
              <table:table-cell office:value-type="float" office:value="NaN">
                <text:p>NaN</text:p>
                <draw:g>
                  <svg:desc>Daten.C2:Daten.D2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7.5.0.0.alpha0$Windows_X86_64 LibreOffice_project/12db6d3a7d49ef8dc71259c75a79ba163adf0b0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3" style:family="chart">
      <style:chart-properties chart:stacked="true" chart:include-hidden-cells="fals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loext:major-origin="0" chart:axis-position="0" chart:tick-mark-position="at-axis"/>
      <style:graphic-properties draw:stroke="none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maximum="7" chart:interval-minor-divisor="5" chart:gap-width="150" chart:overlap="10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display-label="true" chart:tick-marks-major-inner="true" chart:tick-marks-major-outer="true" chart:logarithmic="false" chart:interval-minor-divisor="5" chart:gap-width="150" chart:overlap="100" chart:reverse-direction="false" text:line-break="false" loext:try-staggering-first="false" chart:link-data-style-to-source="true" chart:axis-position="end" chart:tick-mark-position="at-axis"/>
      <style:text-properties fo:color="#000000" fo:font-family="Arial" fo:font-size="10pt" style:font-size-asian="10pt" style:font-family-complex="Arial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10pt" style:font-size-asian="10pt" style:font-family-complex="Arial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993366"/>
      <style:text-properties fo:color="#000000" fo:font-family="Arial" fo:font-size="10pt" style:font-size-asian="10pt" style:font-family-complex="Arial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ffffcc"/>
      <style:text-properties fo:color="#000000" fo:font-family="Arial" fo:font-size="10pt" style:font-size-asian="10pt" style:font-family-complex="Arial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svg:stroke-width="0.035cm" draw:fill-color="#ccffff"/>
      <style:text-properties fo:color="#000000" fo:font-family="Arial" fo:font-size="10pt" style:font-size-asian="10pt" style:font-family-complex="Arial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width="0.035cm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892cm" svg:height="14.423cm" xlink:href=".." xlink:type="simple" chart:class="chart:bar" chart:style-name="ch1">
        <chart:legend chart:legend-position="end" svg:x="2.932cm" svg:y="1.661cm" style:legend-expansion="custom" svg:width="2.681cm" svg:height="2.928cm" style:legend-expansion-aspect-ratio="0.915642076502732" chart:style-name="ch2"/>
        <chart:plot-area chart:style-name="ch3" table:cell-range-address="Daten.A11:Daten.F17" chart:data-source-has-labels="both" svg:x="1.201cm" svg:y="0.242cm" svg:width="20.622cm" svg:height="13.803cm">
          <chart:coordinate-region svg:x="1.637cm" svg:y="0.442cm" svg:width="19.458cm" svg:height="12.558cm"/>
          <chart:axis chart:dimension="x" chart:name="primary-x" chart:style-name="ch4" chartooo:axis-type="auto">
            <chartooo:date-scale/>
            <chart:categories table:cell-range-address="Daten.A12:Daten.B17"/>
          </chart:axis>
          <chart:axis chart:dimension="x" chart:name="secondary-x" chart:style-name="ch5"/>
          <chart:axis chart:dimension="y" chart:name="primary-y" chart:style-name="ch6">
            <chart:title svg:x="0.133cm" svg:y="5.986cm" chart:style-name="ch7">
              <text:p>FFFFFF</text:p>
            </chart:title>
            <chart:grid chart:class="major"/>
          </chart:axis>
          <chart:axis chart:dimension="y" chart:name="secondary-y" chart:style-name="ch8">
            <chart:title svg:x="22.218cm" svg:y="5.891cm" chart:style-name="ch7">
              <text:p>GGGGG</text:p>
            </chart:title>
          </chart:axis>
          <chart:series chart:attached-axis="primary-y" chart:style-name="ch9" chart:values-cell-range-address="Daten.C12:Daten.C17" chart:label-cell-address="Daten.C11:Daten.C11" chart:class="chart:bar">
            <chart:data-point chart:repeated="6"/>
          </chart:series>
          <chart:series chart:attached-axis="primary-y" chart:style-name="ch10" chart:values-cell-range-address="Daten.D12:Daten.D17" chart:label-cell-address="Daten.D11:Daten.D11" chart:class="chart:bar">
            <chart:data-point chart:repeated="6"/>
          </chart:series>
          <chart:series chart:attached-axis="primary-y" chart:style-name="ch11" chart:values-cell-range-address="Daten.E12:Daten.E17" chart:label-cell-address="Daten.E11:Daten.E11" chart:class="chart:bar">
            <chart:data-point chart:repeated="6"/>
          </chart:series>
          <chart:series chart:attached-axis="secondary-y" chart:style-name="ch12" chart:values-cell-range-address="Daten.F12:Daten.F17" chart:label-cell-address="Daten.F11:Daten.F11" chart:class="chart:bar">
            <chart:data-point chart:style-name="ch13"/>
            <chart:data-point/>
            <chart:data-point chart:style-name="ch13"/>
            <chart:data-point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xxxxxx 1</text:p>
                <draw:g>
                  <svg:desc>Daten.C11:Daten.C11</svg:desc>
                </draw:g>
              </table:table-cell>
              <table:table-cell office:value-type="string">
                <text:p>xxxxxxx 2</text:p>
                <draw:g>
                  <svg:desc>Daten.D11:Daten.D11</svg:desc>
                </draw:g>
              </table:table-cell>
              <table:table-cell office:value-type="string">
                <text:p>xxxxxxx 3</text:p>
                <draw:g>
                  <svg:desc>Daten.E11:Daten.E11</svg:desc>
                </draw:g>
              </table:table-cell>
              <table:table-cell office:value-type="string">
                <text:p>yyyyyy</text:p>
                <draw:g>
                  <svg:desc>Daten.F11:Daten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 yyyyyy</text:p>
                <text:list>
                  <text:list-item>
                    <text:p>Q1</text:p>
                  </text:list-item>
                  <text:list-item>
                    <text:p>yyyyyy</text:p>
                  </text:list-item>
                </text:list>
                <draw:g>
                  <svg:desc>Daten.A12:Daten.B17</svg:desc>
                </draw:g>
              </table:table-cell>
              <table:table-cell office:value-type="float" office:value="NaN">
                <text:p>NaN</text:p>
                <draw:g>
                  <svg:desc>Daten.C12:Daten.C17</svg:desc>
                </draw:g>
              </table:table-cell>
              <table:table-cell office:value-type="float" office:value="NaN">
                <text:p>NaN</text:p>
                <draw:g>
                  <svg:desc>Daten.D12:Daten.D17</svg:desc>
                </draw:g>
              </table:table-cell>
              <table:table-cell office:value-type="float" office:value="NaN">
                <text:p>NaN</text:p>
                <draw:g>
                  <svg:desc>Daten.E12:Daten.E17</svg:desc>
                </draw:g>
              </table:table-cell>
              <table:table-cell office:value-type="float" office:value="2">
                <text:p>2</text:p>
                <draw:g>
                  <svg:desc>Daten.F12:Daten.F17</svg:desc>
                </draw:g>
              </table:table-cell>
            </table:table-row>
            <table:table-row>
              <table:table-cell office:value-type="string">
                <text:p>Q1 xxxxxxx</text:p>
                <text:list>
                  <text:list-item>
                    <text:p/>
                  </text:list-item>
                  <text:list-item>
                    <text:p>xxxxxxx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2 yyyyyy</text:p>
                <text:list>
                  <text:list-item>
                    <text:p>Q2</text:p>
                  </text:list-item>
                  <text:list-item>
                    <text:p>yyyyy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2 xxxxxxx</text:p>
                <text:list>
                  <text:list-item>
                    <text:p/>
                  </text:list-item>
                  <text:list-item>
                    <text:p>xxxxxxx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3 yyyyyy</text:p>
                <text:list>
                  <text:list-item>
                    <text:p>Q3</text:p>
                  </text:list-item>
                  <text:list-item>
                    <text:p>yyyyy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3 xxxxxxx</text:p>
                <text:list>
                  <text:list-item>
                    <text:p/>
                  </text:list-item>
                  <text:list-item>
                    <text:p>xxxxxxx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7.5.0.0.alpha0$Windows_X86_64 LibreOffice_project/12db6d3a7d49ef8dc71259c75a79ba163adf0b0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3" style:family="chart">
      <style:chart-properties chart:stacked="true" chart:include-hidden-cells="false" chart:treat-empty-cells="leave-gap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visible="false" loext:major-origin="0" chart:axis-position="0" chart:tick-mark-position="at-axis"/>
      <style:graphic-properties draw:stroke="none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maximum="7" chart:interval-minor-divisor="5" chart:gap-width="150" chart:overlap="10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display-label="true" chart:tick-marks-major-inner="true" chart:tick-marks-major-outer="true" chart:logarithmic="false" chart:interval-minor-divisor="5" chart:gap-width="150" chart:overlap="100" chart:reverse-direction="false" text:line-break="false" loext:try-staggering-first="false" chart:link-data-style-to-source="true" chart:axis-position="end" chart:tick-mark-position="at-axis"/>
      <style:text-properties fo:color="#000000" fo:font-family="Arial" fo:font-size="10pt" style:font-size-asian="10pt" style:font-family-complex="Arial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Arial" fo:font-size="10pt" style:font-size-asian="10pt" style:font-family-complex="Arial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993366"/>
      <style:text-properties fo:color="#000000" fo:font-family="Arial" fo:font-size="10pt" style:font-size-asian="10pt" style:font-family-complex="Arial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center">
        <chart:label-separator>
          <text:p><text:line-break/></text:p>
        </chart:label-separator>
      </style:chart-properties>
      <style:graphic-properties svg:stroke-width="0.035cm" draw:fill-color="#ffffcc"/>
      <style:text-properties fo:color="#000000" fo:font-family="Arial" fo:font-size="10pt" style:font-size-asian="10pt" style:font-family-complex="Arial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svg:stroke-width="0.035cm" draw:fill-color="#ccffff"/>
      <style:text-properties fo:color="#000000" fo:font-family="Arial" fo:font-size="10pt" style:font-size-asian="10pt" style:font-family-complex="Arial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width="0.035cm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892cm" svg:height="14.423cm" xlink:href=".." xlink:type="simple" chart:class="chart:bar" chart:style-name="ch1">
        <chart:legend chart:legend-position="end" svg:x="6.615cm" svg:y="1.661cm" style:legend-expansion="custom" svg:width="2.681cm" svg:height="2.928cm" style:legend-expansion-aspect-ratio="0.915642076502732" chart:style-name="ch2"/>
        <chart:plot-area chart:style-name="ch3" table:cell-range-address="Daten.A21:Daten.F29" chart:data-source-has-labels="both" svg:x="1.201cm" svg:y="0.242cm" svg:width="20.899cm" svg:height="13.803cm">
          <chart:coordinate-region svg:x="1.637cm" svg:y="0.442cm" svg:width="19.735cm" svg:height="12.558cm"/>
          <chart:axis chart:dimension="x" chart:name="primary-x" chart:style-name="ch4" chartooo:axis-type="auto">
            <chartooo:date-scale/>
            <chart:categories table:cell-range-address="Daten.A22:Daten.B29"/>
          </chart:axis>
          <chart:axis chart:dimension="x" chart:name="secondary-x" chart:style-name="ch5"/>
          <chart:axis chart:dimension="y" chart:name="primary-y" chart:style-name="ch6">
            <chart:title svg:x="0.133cm" svg:y="5.986cm" chart:style-name="ch7">
              <text:p>FFFFFF</text:p>
            </chart:title>
            <chart:grid chart:class="major"/>
          </chart:axis>
          <chart:axis chart:dimension="y" chart:name="secondary-y" chart:style-name="ch8">
            <chart:title svg:x="22.218cm" svg:y="5.911cm" chart:style-name="ch7">
              <text:p>GGGGGG</text:p>
            </chart:title>
          </chart:axis>
          <chart:series chart:attached-axis="primary-y" chart:style-name="ch9" chart:values-cell-range-address="Daten.C22:Daten.C29" chart:label-cell-address="Daten.C21:Daten.C21" chart:class="chart:bar">
            <chart:data-point chart:repeated="8"/>
          </chart:series>
          <chart:series chart:attached-axis="primary-y" chart:style-name="ch10" chart:values-cell-range-address="Daten.D22:Daten.D29" chart:label-cell-address="Daten.D21:Daten.D21" chart:class="chart:bar">
            <chart:data-point chart:repeated="8"/>
          </chart:series>
          <chart:series chart:attached-axis="primary-y" chart:style-name="ch11" chart:values-cell-range-address="Daten.E22:Daten.E29" chart:label-cell-address="Daten.E21:Daten.E21" chart:class="chart:bar">
            <chart:data-point chart:repeated="8"/>
          </chart:series>
          <chart:series chart:attached-axis="secondary-y" chart:style-name="ch12" chart:values-cell-range-address="Daten.F22:Daten.F29" chart:label-cell-address="Daten.F21:Daten.F21" chart:class="chart:bar">
            <chart:data-point chart:style-name="ch13"/>
            <chart:data-point/>
            <chart:data-point chart:style-name="ch13"/>
            <chart:data-point/>
            <chart:data-point chart:style-name="ch1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xxxxxx 1</text:p>
                <draw:g>
                  <svg:desc>Daten.C21:Daten.C21</svg:desc>
                </draw:g>
              </table:table-cell>
              <table:table-cell office:value-type="string">
                <text:p>xxxxxxx 2</text:p>
                <draw:g>
                  <svg:desc>Daten.D21:Daten.D21</svg:desc>
                </draw:g>
              </table:table-cell>
              <table:table-cell office:value-type="string">
                <text:p>xxxxxxx 3</text:p>
                <draw:g>
                  <svg:desc>Daten.E21:Daten.E21</svg:desc>
                </draw:g>
              </table:table-cell>
              <table:table-cell office:value-type="string">
                <text:p>yyyyyy</text:p>
                <draw:g>
                  <svg:desc>Daten.F21:Daten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1 yyyyyy</text:p>
                <text:list>
                  <text:list-item>
                    <text:p>Q1</text:p>
                  </text:list-item>
                  <text:list-item>
                    <text:p>yyyyyy</text:p>
                  </text:list-item>
                </text:list>
                <draw:g>
                  <svg:desc>Daten.A22:Daten.B29</svg:desc>
                </draw:g>
              </table:table-cell>
              <table:table-cell office:value-type="float" office:value="NaN">
                <text:p>NaN</text:p>
                <draw:g>
                  <svg:desc>Daten.C22:Daten.C29</svg:desc>
                </draw:g>
              </table:table-cell>
              <table:table-cell office:value-type="float" office:value="NaN">
                <text:p>NaN</text:p>
                <draw:g>
                  <svg:desc>Daten.D22:Daten.D29</svg:desc>
                </draw:g>
              </table:table-cell>
              <table:table-cell office:value-type="float" office:value="NaN">
                <text:p>NaN</text:p>
                <draw:g>
                  <svg:desc>Daten.E22:Daten.E29</svg:desc>
                </draw:g>
              </table:table-cell>
              <table:table-cell office:value-type="float" office:value="2">
                <text:p>2</text:p>
                <draw:g>
                  <svg:desc>Daten.F22:Daten.F29</svg:desc>
                </draw:g>
              </table:table-cell>
            </table:table-row>
            <table:table-row>
              <table:table-cell office:value-type="string">
                <text:p>Q1 xxxxxxx</text:p>
                <text:list>
                  <text:list-item>
                    <text:p/>
                  </text:list-item>
                  <text:list-item>
                    <text:p>xxxxxxx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</text:p>
                <text:list>
                  <text:list-item>
                    <text:p>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2 yyyyyy</text:p>
                <text:list>
                  <text:list-item>
                    <text:p>Q2</text:p>
                  </text:list-item>
                  <text:list-item>
                    <text:p>yyyyy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2 xxxxxxx</text:p>
                <text:list>
                  <text:list-item>
                    <text:p/>
                  </text:list-item>
                  <text:list-item>
                    <text:p>xxxxxxx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</text:p>
                <text:list>
                  <text:list-item>
                    <text:p> 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3 yyyyyy</text:p>
                <text:list>
                  <text:list-item>
                    <text:p>Q3</text:p>
                  </text:list-item>
                  <text:list-item>
                    <text:p>yyyyyy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3 xxxxxxx</text:p>
                <text:list>
                  <text:list-item>
                    <text:p/>
                  </text:list-item>
                  <text:list-item>
                    <text:p>xxxxxxx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7.5.0.0.alpha0$Windows_X86_64 LibreOffice_project/12db6d3a7d49ef8dc71259c75a79ba163adf0b0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